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J.setT( in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M( int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J(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S( i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R( int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F1( in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H1( boolean h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I( List &lt; CommonObject3 &gt;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G( int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H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B1( int b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C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C1( List &lt; ObjectJ_A &gt; c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K( int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Z( int 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G1( int 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P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A1( int a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L( int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isH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B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Y(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E1( List &lt; Long &gt; 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G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A( lo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N( List &lt; CommonObject &gt;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A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O( List &lt; Integer &gt;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D1( List &lt; ObjectK &gt; d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Q( int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setX( i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.get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